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Georgia" officeooo:paragraph-rsid="00076eae"/>
    </style:style>
    <style:style style:name="P2" style:family="paragraph" style:parent-style-name="Standard">
      <style:paragraph-properties fo:line-height="115%"/>
      <style:text-properties style:font-name="Georgia" officeooo:rsid="000d376b" officeooo:paragraph-rsid="00076eae"/>
    </style:style>
    <style:style style:name="P3" style:family="paragraph" style:parent-style-name="Standard">
      <style:paragraph-properties fo:line-height="115%"/>
      <style:text-properties officeooo:paragraph-rsid="00076eae"/>
    </style:style>
    <style:style style:name="P4" style:family="paragraph" style:parent-style-name="Standard" style:master-page-name="Standard">
      <style:paragraph-properties fo:line-height="115%" style:page-number="auto"/>
      <style:text-properties officeooo:paragraph-rsid="00076eae"/>
    </style:style>
    <style:style style:name="T1" style:family="text">
      <style:text-properties style:font-name="Georgia"/>
    </style:style>
    <style:style style:name="T2" style:family="text">
      <style:text-properties style:font-name="Georgia" officeooo:rsid="000bda58"/>
    </style:style>
    <style:style style:name="T3" style:family="text">
      <style:text-properties style:font-name="Georgia" officeooo:rsid="0010ef5f"/>
    </style:style>
    <style:style style:name="T4" style:family="text">
      <style:text-properties style:font-name="Georgia" officeooo:rsid="000d376b"/>
    </style:style>
    <style:style style:name="T5" style:family="text">
      <style:text-properties style:font-name="Georgia" officeooo:rsid="00138ad6"/>
    </style:style>
    <style:style style:name="T6" style:family="text">
      <style:text-properties style:font-name="Georgia" officeooo:rsid="00076e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To Whom it May Concern</text:span><text:span text:style-name="T1">,</text:span></text:p>
      <text:p text:style-name="P1"/>
      <text:p text:style-name="P3"><text:span text:style-name="T1">I write to inquire after </text:span><text:span text:style-name="T6">a position in iProv</text:span><text:span text:style-name="T1"> because of my desire </text:span><text:span text:style-name="T3">t</text:span><text:span text:style-name="T4">ake action and </text:span><text:span text:style-name="T6">help </text:span><text:span text:style-name="T4">solve </text:span><text:span text:style-name="T6">problems and build community in Providence</text:span><text:span text:style-name="T4">. I’ve become </text:span><text:span text:style-name="T3">passionate about </text:span><text:span text:style-name="T6">nonprofit work and making social change through sustainable agriculture and energy, local music, and reversing educational misconceptions.</text:span><text:span text:style-name="T3"> </text:span><text:span text:style-name="T6">I want to help empower people of the city ...</text:span></text:p>
      <text:p text:style-name="P2"/>
      <text:p text:style-name="P3"><text:span text:style-name="T4">I offer a firm foundation in teaching and mentoring through my early experience as a resident leader and tutor in high school, and my work experience has further complemented this skill. As a lifeguard I interacted with kids frequently, improving my communication skills, and as a dining hall manager I learned the value of leadership and commitment.</text:span><text:span text:style-name="T1"> </text:span><text:span text:style-name="T5">My coursework has made me confident in a broad range of scholarly activities, from critical writing to data management and object oriented programming. </text:span><text:span text:style-name="T1">I think these, along with my cheerful attitude, intense work ethic,</text:span><text:bookmark text:name="_GoBack"/><text:span text:style-name="T1"> and detail oriented approach, make me a strong candidate for this position.</text:span></text:p>
      <text:p text:style-name="P1"/>
      <text:p text:style-name="P1">The top portion of my resume highlights my education, and below is my career profile and four significant accomplishments in areas of management and leadership.</text:p>
      <text:p text:style-name="P3"><text:span text:style-name="T1">You can reach my any time via my cell, (413) 522-4103, or via email at </text:span><text:a xlink:type="simple" xlink:href="mailto:gus.cantieni@gmail.com" text:style-name="Internet_20_link" text:visited-style-name="Visited_20_Internet_20_Link"><text:span text:style-name="Internet_20_link"><text:span text:style-name="T1">gus</text:span></text:span></text:a><text:span text:style-name="Internet_20_link"><text:span text:style-name="T1">_cantieni@brown.edu</text:span></text:span><text:span text:style-name="T1">. </text:span></text:p>
      <text:p text:style-name="P1"/>
      <text:p text:style-name="P1">I’d welcome the opportunity to speak with you if you think I would be a strong candidate for this or any other position.</text:p>
      <text:p text:style-name="P1"/>
      <text:p text:style-name="P1">Sincerely,</text:p>
      <text:p text:style-name="P1"/>
      <text:p text:style-name="P1">Gus Cantien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13:49:04.422767586</meta:creation-date>
    <dc:date>2018-03-04T14:00:58.861539825</dc:date>
    <meta:editing-duration>PT31S</meta:editing-duration>
    <meta:editing-cycles>1</meta:editing-cycles>
    <meta:document-statistic meta:table-count="0" meta:image-count="0" meta:object-count="0" meta:page-count="1" meta:paragraph-count="8" meta:word-count="230" meta:character-count="1416" meta:non-whitespace-character-count="1193"/>
    <meta:generator>LibreOffice/5.1.6.2$Linux_X86_64 LibreOffice_project/10m0$Build-2</meta:generator>
  </office:meta>
</office:document-meta>
</file>